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2-19, 0-8 SL)</text:p>
          </table:table-cell>
          <table:table-cell office:value-type="string">
            <text:p>18</text:p>
          </table:table-cell>
          <table:table-cell office:value-type="string">
            <text:p>18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State (15-5, 6-2 SL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.12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12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059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3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42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.231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.0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28</text:p>
          </table:table-cell>
          <table:table-cell office:value-type="string">
            <text:p>-.0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62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Fiona Hardin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7</text:p>
          </table:table-cell>
          <table:table-cell office:value-type="string">
            <text:p>17</text:p>
          </table:table-cell>
          <table:table-cell office:value-type="string">
            <text:p>98</text:p>
          </table:table-cell>
          <table:table-cell office:value-type="string">
            <text:p>.102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4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2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2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13</text:p>
          </table:table-cell>
          <table:table-cell office:value-type="string">
            <text:p>96</text:p>
          </table:table-cell>
          <table:table-cell office:value-type="string">
            <text:p>.260</text:p>
          </table:table-cell>
          <table:table-cell office:value-type="string">
            <text:p>37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49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